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3245C6A2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92cm, 2.268cm, 10.854cm, 2.82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67cm" svg:height="21.5cm" svg:x="1.092cm" svg:y="2.491cm">
          <draw:image xlink:href="Pictures/10000000000005E8000007E03245C6A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53:08.665900713</dc:date>
    <meta:editing-duration>PT3M30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